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453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2134in"/>
    </style:style>
    <style:style style:name="co9" style:family="table-column">
      <style:table-column-properties fo:break-before="auto" style:column-width="1.2492in"/>
    </style:style>
    <style:style style:name="co10" style:family="table-column">
      <style:table-column-properties fo:break-before="auto" style:column-width="0.5236in"/>
    </style:style>
    <style:style style:name="co11" style:family="table-column">
      <style:table-column-properties fo:break-before="auto" style:column-width="0.9075in"/>
    </style:style>
    <style:style style:name="co12" style:family="table-column">
      <style:table-column-properties fo:break-before="auto" style:column-width="0.628in"/>
    </style:style>
    <style:style style:name="co13" style:family="table-column">
      <style:table-column-properties fo:break-before="auto" style:column-width="0.6689in"/>
    </style:style>
    <style:style style:name="co14" style:family="table-column">
      <style:table-column-properties fo:break-before="auto" style:column-width="0.8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921in" svg:y="2.2661in">
            <draw:object draw:notify-on-update-of-ranges="Sheet1.B2:Sheet1.B5 Sheet1.E1:Sheet1.E1 Sheet1.E2:Sheet1.E5 Sheet1.F1:Sheet1.F1 Sheet1.F2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4492in" svg:y="2.2976in">
            <draw:object draw:notify-on-update-of-ranges="Sheet1.B2:Sheet1.B5 Sheet1.C1:Sheet1.C1 Sheet1.C2:Sheet1.C5 Sheet1.D1:Sheet1.D1 Sheet1.D2:Sheet1.D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in" svg:y="26.6398in">
            <draw:object draw:notify-on-update-of-ranges="Sheet1.A150:Sheet1.A152 Sheet1.B149:Sheet1.B149 Sheet1.B150:Sheet1.B152 Sheet1.C149:Sheet1.C149 Sheet1.C150:Sheet1.C15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6.2988in" svg:height="3.5429in" svg:x="6.4134in" svg:y="26.5713in">
            <draw:object draw:notify-on-update-of-ranges="Sheet1.A155:Sheet1.A157 Sheet1.B154:Sheet1.B154 Sheet1.B155:Sheet1.B157 Sheet1.C154:Sheet1.C154 Sheet1.C155:Sheet1.C15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svg:width="6.2988in" svg:height="3.5429in" svg:x="0.0575in" svg:y="30.2894in">
            <draw:object draw:notify-on-update-of-ranges="Sheet1.A149:Sheet1.A149 Sheet1.A150:Sheet1.A152 Sheet1.D149:Sheet1.D149 Sheet1.D150:Sheet1.D152 Sheet1.E149:Sheet1.E149 Sheet1.E150:Sheet1.E15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svg:width="6.2988in" svg:height="3.5429in" svg:x="6.5795in" svg:y="30.3209in">
            <draw:object draw:notify-on-update-of-ranges="Sheet1.A154:Sheet1.A154 Sheet1.A155:Sheet1.A157 Sheet1.D154:Sheet1.D154 Sheet1.D155:Sheet1.D157 Sheet1.E154:Sheet1.E154 Sheet1.E155:Sheet1.E15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6" draw:style-name="gr1" svg:width="6.2988in" svg:height="3.5429in" svg:x="0.7972in" svg:y="9.7417in">
            <draw:object draw:notify-on-update-of-ranges="Sheet1.C37:Sheet1.C37 Sheet1.C38:Sheet1.C40 Sheet1.D37:Sheet1.D37 Sheet1.D38:Sheet1.D40 Sheet1.E37:Sheet1.E37 Sheet1.E38:Sheet1.E40 Sheet1.F37:Sheet1.F37 Sheet1.F38:Sheet1.F40 Sheet1.G37:Sheet1.G37 Sheet1.G38:Sheet1.G40 Sheet1.H37:Sheet1.H37 Sheet1.H38:Sheet1.H40 Sheet1.I37:Sheet1.I37 Sheet1.I38:Sheet1.I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svg:width="6.2988in" svg:height="3.5429in" svg:x="4.0575in" svg:y="17.7157in">
            <draw:object draw:notify-on-update-of-ranges="Sheet1.B106:Sheet1.B106 Sheet1.B107:Sheet1.B109 Sheet1.C106:Sheet1.C106 Sheet1.C107:Sheet1.C109 Sheet1.D106:Sheet1.D106 Sheet1.D107:Sheet1.D10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/>
          <table:table-cell office:value-type="string">
            <text:p>Read-One thread</text:p>
          </table:table-cell>
          <table:table-cell office:value-type="string">
            <text:p>Read-Thread</text:p>
          </table:table-cell>
          <table:table-cell office:value-type="string">
            <text:p>Write</text:p>
          </table:table-cell>
          <table:table-cell office:value-type="string">
            <text:p>Write-thread</text:p>
          </table:table-cell>
          <table:table-cell table:number-columns-repeated="3"/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B</text:p>
          </table:table-cell>
          <table:table-cell table:formula="of:=[.C7]/1024/1024" office:value-type="float" office:value="1531.13939798111">
            <text:p>1531.1393979811</text:p>
          </table:table-cell>
          <table:table-cell table:formula="of:=[.D7]/1024/1024" office:value-type="float" office:value="1921.46391532048">
            <text:p>1921.4639153205</text:p>
          </table:table-cell>
          <table:table-cell table:formula="of:=[.E7]/1024/1024" office:value-type="float" office:value="732.860790802597">
            <text:p>732.8607908026</text:p>
          </table:table-cell>
          <table:table-cell table:formula="of:=[.F7]/1024/1024" office:value-type="float" office:value="155.260974138283">
            <text:p>155.2609741383</text:p>
          </table:table-cell>
          <table:table-cell table:number-columns-repeated="3"/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KB</text:p>
          </table:table-cell>
          <table:table-cell table:formula="of:=[.C8]/1024/1024" office:value-type="float" office:value="1466.91630984596">
            <text:p>1466.916309846</text:p>
          </table:table-cell>
          <table:table-cell table:formula="of:=[.D8]/1024/1024" office:value-type="float" office:value="1843.05587303073">
            <text:p>1843.0558730307</text:p>
          </table:table-cell>
          <table:table-cell table:formula="of:=[.E8]/1024/1024" office:value-type="float" office:value="1035.34217351081">
            <text:p>1035.3421735108</text:p>
          </table:table-cell>
          <table:table-cell table:formula="of:=[.F8]/1024/1024" office:value-type="float" office:value="382.699372264647">
            <text:p>382.6993722646</text:p>
          </table:table-cell>
          <table:table-cell table:number-columns-repeated="3"/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MB</text:p>
          </table:table-cell>
          <table:table-cell table:formula="of:=[.C9]/1024/1024" office:value-type="float" office:value="1500.31134390681">
            <text:p>1500.3113439068</text:p>
          </table:table-cell>
          <table:table-cell table:formula="of:=[.D9]/1024/1024" office:value-type="float" office:value="1866.4639803438">
            <text:p>1866.4639803438</text:p>
          </table:table-cell>
          <table:table-cell table:formula="of:=[.E9]/1024/1024" office:value-type="float" office:value="1031.49484151847">
            <text:p>1031.4948415185</text:p>
          </table:table-cell>
          <table:table-cell table:formula="of:=[.F9]/1024/1024" office:value-type="float" office:value="350.537213684439">
            <text:p>350.5372136844</text:p>
          </table:table-cell>
          <table:table-cell table:number-columns-repeated="3"/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GB</text:p>
          </table:table-cell>
          <table:table-cell table:formula="of:=[.C10]/1024/1024" office:value-type="float" office:value="1491.60028025771">
            <text:p>1491.6002802577</text:p>
          </table:table-cell>
          <table:table-cell table:formula="of:=[.D10]/1024/1024" office:value-type="float" office:value="1693.87508663741">
            <text:p>1693.8750866374</text:p>
          </table:table-cell>
          <table:table-cell table:formula="of:=[.E10]/1024/1024" office:value-type="float" office:value="1197.44093774593">
            <text:p>1197.4409377459</text:p>
          </table:table-cell>
          <table:table-cell table:formula="of:=[.F10]/1024/1024" office:value-type="float" office:value="383.944016163143">
            <text:p>383.944016163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1605516025.37744">
            <text:p>1605516025.37744</text:p>
          </table:table-cell>
          <table:table-cell office:value-type="float" office:value="2014800946.47109">
            <text:p>2014800946.47109</text:p>
          </table:table-cell>
          <table:table-cell office:value-type="float" office:value="768460236.576624">
            <text:p>768460236.576624</text:p>
          </table:table-cell>
          <table:table-cell office:value-type="float" office:value="162802931.218024">
            <text:p>162802931.2180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8173236.51304">
            <text:p>1538173236.51304</text:p>
          </table:table-cell>
          <table:table-cell office:value-type="float" office:value="1932584155.11907">
            <text:p>1932584155.11907</text:p>
          </table:table-cell>
          <table:table-cell office:value-type="float" office:value="1085634954.93127">
            <text:p>1085634954.93127</text:p>
          </table:table-cell>
          <table:table-cell office:value-type="float" office:value="401289376.971775">
            <text:p>401289376.9717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3190467.74843">
            <text:p>1573190467.74843</text:p>
          </table:table-cell>
          <table:table-cell office:value-type="float" office:value="1957129334.65298">
            <text:p>1957129334.65298</text:p>
          </table:table-cell>
          <table:table-cell office:value-type="float" office:value="1081600734.94007">
            <text:p>1081600734.94007</text:p>
          </table:table-cell>
          <table:table-cell office:value-type="float" office:value="367564909.376374">
            <text:p>367564909.3763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4056255.47151">
            <text:p>1564056255.47151</text:p>
          </table:table-cell>
          <table:table-cell office:value-type="float" office:value="1776156762.84591">
            <text:p>1776156762.84591</text:p>
          </table:table-cell>
          <table:table-cell office:value-type="float" office:value="1255607828.73788">
            <text:p>1255607828.73788</text:p>
          </table:table-cell>
          <table:table-cell office:value-type="float" office:value="402594480.692284">
            <text:p>402594480.692284</text:p>
          </table:table-cell>
          <table:table-cell table:number-columns-repeated="3"/>
        </table:table-row>
        <table:table-row table:style-name="ro1" table:number-rows-repeated="26">
          <table:table-cell table:number-columns-repeated="9"/>
        </table:table-row>
        <table:table-row table:style-name="ro2">
          <table:table-cell/>
          <table:table-cell office:value-type="string">
            <text:p>mode</text:p>
          </table:table-cell>
          <table:table-cell office:value-type="string">
            <text:p>blocksize</text:p>
          </table:table-cell>
          <table:table-cell office:value-type="string">
            <text:p>Sequential</text:p>
          </table:table-cell>
          <table:table-cell office:value-type="string">
            <text:p>Sequential (threaded)</text:p>
          </table:table-cell>
          <table:table-cell office:value-type="string">
            <text:p>Random</text:p>
          </table:table-cell>
          <table:table-cell office:value-type="string">
            <text:p>Random (threaded)</text:p>
          </table:table-cell>
          <table:table-cell office:value-type="string">
            <text:p>Memcpy</text:p>
          </table:table-cell>
          <table:table-cell office:value-type="string">
            <text:p>Memcpy (threaded)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string">
            <text:p>Sequential</text:p>
          </table:table-cell>
          <table:table-cell office:value-type="string">
            <text:p>1B</text:p>
          </table:table-cell>
          <table:table-cell office:value-type="float" office:value="105.085998">
            <text:p>105.085998</text:p>
          </table:table-cell>
          <table:table-cell office:value-type="float" office:value="184.537755">
            <text:p>184.537755</text:p>
          </table:table-cell>
          <table:table-cell office:value-type="float" office:value="43.241198">
            <text:p>43.241198</text:p>
          </table:table-cell>
          <table:table-cell office:value-type="float" office:value="17.85525">
            <text:p>17.85525</text:p>
          </table:table-cell>
          <table:table-cell office:value-type="float" office:value="16.273393">
            <text:p>16.273393</text:p>
          </table:table-cell>
          <table:table-cell office:value-type="float" office:value="21.971986">
            <text:p>21.971986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KB</text:p>
          </table:table-cell>
          <table:table-cell office:value-type="float" office:value="94.731311">
            <text:p>94.731311</text:p>
          </table:table-cell>
          <table:table-cell office:value-type="float" office:value="182.74619">
            <text:p>182.74619</text:p>
          </table:table-cell>
          <table:table-cell office:value-type="float" office:value="45.775756">
            <text:p>45.775756</text:p>
          </table:table-cell>
          <table:table-cell office:value-type="float" office:value="12.108502">
            <text:p>12.108502</text:p>
          </table:table-cell>
          <table:table-cell office:value-type="float" office:value="4089.456869">
            <text:p>4089.456869</text:p>
          </table:table-cell>
          <table:table-cell office:value-type="float" office:value="7780.415994">
            <text:p>7780.415994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MB</text:p>
          </table:table-cell>
          <table:table-cell office:value-type="float" office:value="85.508912">
            <text:p>85.508912</text:p>
          </table:table-cell>
          <table:table-cell office:value-type="float" office:value="197.477533">
            <text:p>197.477533</text:p>
          </table:table-cell>
          <table:table-cell office:value-type="float" office:value="41.957996">
            <text:p>41.957996</text:p>
          </table:table-cell>
          <table:table-cell office:value-type="float" office:value="3.406231">
            <text:p>3.406231</text:p>
          </table:table-cell>
          <table:table-cell office:value-type="float" office:value="3928.477298">
            <text:p>3928.477298</text:p>
          </table:table-cell>
          <table:table-cell office:value-type="float" office:value="5883.149813">
            <text:p>5883.149813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table:number-columns-repeated="6"/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KB</text:p>
          </table:table-cell>
          <table:table-cell table:number-columns-repeated="6"/>
        </table:table-row>
        <table:table-row table:style-name="ro2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MB</text:p>
          </table:table-cell>
          <table:table-cell office:value-type="string">
            <text:p>Thoughput</text:p>
          </table:table-cell>
          <table:table-cell office:value-type="string">
            <text:p>Thoughput (threaded)</text:p>
          </table:table-cell>
          <table:table-cell table:number-columns-repeated="4"/>
        </table:table-row>
        <table:table-row table:style-name="ro1">
          <table:table-cell office:value-type="string">
            <text:p>MEMBENCH</text:p>
          </table:table-cell>
          <table:table-cell office:value-type="string">
            <text:p>Random</text:p>
          </table:table-cell>
          <table:table-cell office:value-type="string">
            <text:p>1B</text:p>
          </table:table-cell>
          <table:table-cell office:value-type="float" office:value="43.241198">
            <text:p>43.241198</text:p>
          </table:table-cell>
          <table:table-cell office:value-type="float" office:value="17.85525">
            <text:p>17.85525</text:p>
          </table:table-cell>
          <table:table-cell table:number-columns-repeated="4"/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KB</text:p>
          </table:table-cell>
          <table:table-cell office:value-type="float" office:value="45.775756">
            <text:p>45.775756</text:p>
          </table:table-cell>
          <table:table-cell office:value-type="float" office:value="12.108502">
            <text:p>12.108502</text:p>
          </table:table-cell>
          <table:table-cell table:number-columns-repeated="4"/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MB</text:p>
          </table:table-cell>
          <table:table-cell office:value-type="float" office:value="41.957996">
            <text:p>41.957996</text:p>
          </table:table-cell>
          <table:table-cell office:value-type="float" office:value="3.406231">
            <text:p>3.406231</text:p>
          </table:table-cell>
          <table:table-cell table:number-columns-repeated="4"/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B</text:p>
          </table:table-cell>
          <table:table-cell table:number-columns-repeated="6"/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KB</text:p>
          </table:table-cell>
          <table:table-cell table:number-columns-repeated="6"/>
        </table:table-row>
        <table:table-row table:style-name="ro2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MB</text:p>
          </table:table-cell>
          <table:table-cell office:value-type="string">
            <text:p>Thoughput</text:p>
          </table:table-cell>
          <table:table-cell office:value-type="string">
            <text:p>Thoughput (threaded)</text:p>
          </table:table-cell>
          <table:table-cell table:number-columns-repeated="4"/>
        </table:table-row>
        <table:table-row table:style-name="ro2">
          <table:table-cell office:value-type="string">
            <text:p>MEMBENCH</text:p>
          </table:table-cell>
          <table:table-cell office:value-type="string">
            <text:p>Memcpy</text:p>
          </table:table-cell>
          <table:table-cell office:value-type="string">
            <text:p>1B</text:p>
          </table:table-cell>
          <table:table-cell office:value-type="float" office:value="16.273393">
            <text:p>16.273393</text:p>
          </table:table-cell>
          <table:table-cell office:value-type="float" office:value="21.971986">
            <text:p>21.971986</text:p>
          </table:table-cell>
          <table:table-cell table:number-columns-repeated="4"/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KB</text:p>
          </table:table-cell>
          <table:table-cell office:value-type="float" office:value="4089.456869">
            <text:p>4089.456869</text:p>
          </table:table-cell>
          <table:table-cell office:value-type="float" office:value="7780.415994">
            <text:p>7780.415994</text:p>
          </table:table-cell>
          <table:table-cell table:number-columns-repeated="4"/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MB</text:p>
          </table:table-cell>
          <table:table-cell office:value-type="float" office:value="3928.477298">
            <text:p>3928.477298</text:p>
          </table:table-cell>
          <table:table-cell office:value-type="float" office:value="5883.149813">
            <text:p>5883.149813</text:p>
          </table:table-cell>
          <table:table-cell table:number-columns-repeated="4"/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table:number-columns-repeated="6"/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KB</text:p>
          </table:table-cell>
          <table:table-cell table:number-columns-repeated="6"/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MB</text:p>
          </table:table-cell>
          <table:table-cell table:number-columns-repeated="6"/>
        </table:table-row>
        <table:table-row table:style-name="ro1" table:number-rows-repeated="50">
          <table:table-cell table:number-columns-repeated="9"/>
        </table:table-row>
        <table:table-row table:style-name="ro1">
          <table:table-cell/>
          <table:table-cell office:value-type="string">
            <text:p>Threads</text:p>
          </table:table-cell>
          <table:table-cell office:value-type="string">
            <text:p>GFLOPS</text:p>
          </table:table-cell>
          <table:table-cell office:value-type="string">
            <text:p>GIOPS</text:p>
          </table:table-cell>
          <table:table-cell table:number-columns-repeated="5"/>
        </table:table-row>
        <table:table-row table:style-name="ro1">
          <table:table-cell office:value-type="string">
            <text:p>CPUBENCH</text:p>
          </table:table-cell>
          <table:table-cell office:value-type="float" office:value="1">
            <text:p>1</text:p>
          </table:table-cell>
          <table:table-cell office:value-type="float" office:value="0.278904">
            <text:p>0.278904</text:p>
          </table:table-cell>
          <table:table-cell office:value-type="float" office:value="0.487803">
            <text:p>0.487803</text:p>
          </table:table-cell>
          <table:table-cell table:number-columns-repeated="5"/>
        </table:table-row>
        <table:table-row table:style-name="ro1">
          <table:table-cell office:value-type="string">
            <text:p>CPUBENCH</text:p>
          </table:table-cell>
          <table:table-cell office:value-type="float" office:value="2">
            <text:p>2</text:p>
          </table:table-cell>
          <table:table-cell office:value-type="float" office:value="0.562017">
            <text:p>0.562017</text:p>
          </table:table-cell>
          <table:table-cell office:value-type="float" office:value="1.007019">
            <text:p>1.007019</text:p>
          </table:table-cell>
          <table:table-cell table:number-columns-repeated="5"/>
        </table:table-row>
        <table:table-row table:style-name="ro1">
          <table:table-cell office:value-type="string">
            <text:p>CPUBENCH</text:p>
          </table:table-cell>
          <table:table-cell office:value-type="float" office:value="4">
            <text:p>4</text:p>
          </table:table-cell>
          <table:table-cell office:value-type="float" office:value="0.989852">
            <text:p>0.989852</text:p>
          </table:table-cell>
          <table:table-cell office:value-type="float" office:value="1.775632">
            <text:p>1.775632</text:p>
          </table:table-cell>
          <table:table-cell table:number-columns-repeated="5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Transfer rate</text:p>
          </table:table-cell>
          <table:table-cell office:value-type="string">
            <text:p>Latency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4898366.4">
            <text:p>24898366.4</text:p>
          </table:table-cell>
          <table:table-cell office:value-type="float" office:value="0.0395">
            <text:p>0.0395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8391686553.6">
            <text:p>8391686553.6</text:p>
          </table:table-cell>
          <table:table-cell office:value-type="float" office:value="0.0773">
            <text:p>0.0773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65536">
            <text:p>65536</text:p>
          </table:table-cell>
          <table:table-cell office:value-type="string">
            <text:p>N</text:p>
          </table:table-cell>
          <table:table-cell office:value-type="float" office:value="16832592843.3772">
            <text:p>16832592843.3772</text:p>
          </table:table-cell>
          <table:table-cell office:value-type="float" office:value="0.1332">
            <text:p>0.1332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2340149.447582">
            <text:p>2340149.447582</text:p>
          </table:table-cell>
          <table:table-cell office:value-type="float" office:value="0.0372">
            <text:p>0.0372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1398086371.46977">
            <text:p>1398086371.46977</text:p>
          </table:table-cell>
          <table:table-cell office:value-type="float" office:value="0.0763">
            <text:p>0.0763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65536">
            <text:p>65536</text:p>
          </table:table-cell>
          <table:table-cell office:value-type="string">
            <text:p>Y</text:p>
          </table:table-cell>
          <table:table-cell office:value-type="float" office:value="14152450471.1458">
            <text:p>14152450471.1458</text:p>
          </table:table-cell>
          <table:table-cell office:value-type="float" office:value="0.1239">
            <text:p>0.1239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4126761.987324">
            <text:p>4126761.987324</text:p>
          </table:table-cell>
          <table:table-cell office:value-type="float" office:value="0.0159">
            <text:p>0.0159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185254900.67451">
            <text:p>3185254900.67451</text:p>
          </table:table-cell>
          <table:table-cell office:value-type="float" office:value="0.0156">
            <text:p>0.0156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32768">
            <text:p>32768</text:p>
          </table:table-cell>
          <table:table-cell office:value-type="string">
            <text:p>N</text:p>
          </table:table-cell>
          <table:table-cell office:value-type="float" office:value="18550315106.3164">
            <text:p>18550315106.3164</text:p>
          </table:table-cell>
          <table:table-cell office:value-type="float" office:value="0.0277">
            <text:p>0.0277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5880744.505963">
            <text:p>5880744.505963</text:p>
          </table:table-cell>
          <table:table-cell office:value-type="float" office:value="0.0153">
            <text:p>0.0153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5270149821.78502">
            <text:p>5270149821.78502</text:p>
          </table:table-cell>
          <table:table-cell office:value-type="float" office:value="0.0155">
            <text:p>0.0155</text:p>
          </table:table-cell>
          <table:table-cell table:number-columns-repeated="3"/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32768">
            <text:p>32768</text:p>
          </table:table-cell>
          <table:table-cell office:value-type="string">
            <text:p>Y</text:p>
          </table:table-cell>
          <table:table-cell office:value-type="float" office:value="48601027138.5215">
            <text:p>48601027138.5215</text:p>
          </table:table-cell>
          <table:table-cell office:value-type="float" office:value="0.028">
            <text:p>0.028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Buffer size</text:p>
          </table:table-cell>
          <table:table-cell office:value-type="string">
            <text:p>Transfer</text:p>
          </table:table-cell>
          <table:table-cell office:value-type="string">
            <text:p>Transfer Thread</text:p>
          </table:table-cell>
          <table:table-cell office:value-type="string">
            <text:p>Latency TCP</text:p>
          </table:table-cell>
          <table:table-cell office:value-type="string">
            <text:p>Latency TCP Thread</text:p>
          </table:table-cell>
          <table:table-cell table:number-columns-repeated="4"/>
        </table:table-row>
        <table:table-row table:style-name="ro1">
          <table:table-cell office:value-type="string">
            <text:p>1B</text:p>
          </table:table-cell>
          <table:table-cell table:formula="of:=[.E134]/1024/1024" office:value-type="float" office:value="23.7449325561523">
            <text:p>23.7449325562</text:p>
          </table:table-cell>
          <table:table-cell table:formula="of:=[.E137]/1024/1024" office:value-type="float" office:value="2.23174042471123">
            <text:p>2.2317404247</text:p>
          </table:table-cell>
          <table:table-cell table:formula="of:=1024*1024/[.B150]/1000" office:value-type="float" office:value="44.1599906641265">
            <text:p>44.1599906641</text:p>
          </table:table-cell>
          <table:table-cell table:formula="of:=1024*1024/[.C150]/1000" office:value-type="float" office:value="469.846756544583">
            <text:p>469.8467565446</text:p>
          </table:table-cell>
          <table:table-cell table:number-columns-repeated="4"/>
        </table:table-row>
        <table:table-row table:style-name="ro1">
          <table:table-cell office:value-type="string">
            <text:p>1KB</text:p>
          </table:table-cell>
          <table:table-cell table:formula="of:=[.E135]/1024/1024" office:value-type="float" office:value="8002.9359375">
            <text:p>8002.9359375</text:p>
          </table:table-cell>
          <table:table-cell table:formula="of:=[.E138]/1024/1024" office:value-type="float" office:value="1333.31906458833">
            <text:p>1333.3190645883</text:p>
          </table:table-cell>
          <table:table-cell table:formula="of:=1024*1024/[.B151]/1000" office:value-type="float" office:value="0.131023915246729">
            <text:p>0.1310239152</text:p>
          </table:table-cell>
          <table:table-cell table:formula="of:=1024*1024/[.C151]/1000" office:value-type="float" office:value="0.78644041613832">
            <text:p>0.7864404161</text:p>
          </table:table-cell>
          <table:table-cell table:number-columns-repeated="4"/>
        </table:table-row>
        <table:table-row table:style-name="ro1">
          <table:table-cell office:value-type="string">
            <text:p>64KB</text:p>
          </table:table-cell>
          <table:table-cell table:formula="of:=[.E136]/1024/1024" office:value-type="float" office:value="16052.8114732525">
            <text:p>16052.8114732525</text:p>
          </table:table-cell>
          <table:table-cell table:formula="of:=[.E139]/1024/1024" office:value-type="float" office:value="13496.8285285433">
            <text:p>13496.8285285433</text:p>
          </table:table-cell>
          <table:table-cell table:formula="of:=1024*1024/[.B152]/1000" office:value-type="float" office:value="0.0653203958538452">
            <text:p>0.0653203959</text:p>
          </table:table-cell>
          <table:table-cell table:formula="of:=1024*1024/[.C152]/1000" office:value-type="float" office:value="0.0776905476558776">
            <text:p>0.077690547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uffer size</text:p>
          </table:table-cell>
          <table:table-cell office:value-type="string">
            <text:p>Transfer(UDP)</text:p>
          </table:table-cell>
          <table:table-cell office:value-type="string">
            <text:p>Transfer Thread(UDP)</text:p>
          </table:table-cell>
          <table:table-cell office:value-type="string">
            <text:p>Latency UDP</text:p>
          </table:table-cell>
          <table:table-cell office:value-type="string">
            <text:p>Latency Thread UDP</text:p>
          </table:table-cell>
          <table:table-cell table:number-columns-repeated="4"/>
        </table:table-row>
        <table:table-row table:style-name="ro1">
          <table:table-cell office:value-type="string">
            <text:p>1B</text:p>
          </table:table-cell>
          <table:table-cell table:formula="of:=[.E140]/1024/1024" office:value-type="float" office:value="3.93558691723251">
            <text:p>3.9355869172</text:p>
          </table:table-cell>
          <table:table-cell table:formula="of:=[.E143]/1024/1024" office:value-type="float" office:value="5.60831499668407">
            <text:p>5.6083149967</text:p>
          </table:table-cell>
          <table:table-cell table:formula="of:=1024*1024/[.B155]/1000" office:value-type="float" office:value="266.434466333005">
            <text:p>266.434466333</text:p>
          </table:table-cell>
          <table:table-cell table:formula="of:=1024*1024/[.C155]/1000" office:value-type="float" office:value="186.968100154854">
            <text:p>186.9681001549</text:p>
          </table:table-cell>
          <table:table-cell table:number-columns-repeated="4"/>
        </table:table-row>
        <table:table-row table:style-name="ro1">
          <table:table-cell office:value-type="string">
            <text:p>1KB</text:p>
          </table:table-cell>
          <table:table-cell table:formula="of:=[.E141]/1024/1024" office:value-type="float" office:value="3037.69578998042">
            <text:p>3037.6957899804</text:p>
          </table:table-cell>
          <table:table-cell table:formula="of:=[.E144]/1024/1024" office:value-type="float" office:value="5026.00652864935">
            <text:p>5026.0065286494</text:p>
          </table:table-cell>
          <table:table-cell table:formula="of:=1024*1024/[.B156]/1000" office:value-type="float" office:value="0.345187955771818">
            <text:p>0.3451879558</text:p>
          </table:table-cell>
          <table:table-cell table:formula="of:=1024*1024/[.C156]/1000" office:value-type="float" office:value="0.208630051318653">
            <text:p>0.2086300513</text:p>
          </table:table-cell>
          <table:table-cell table:number-columns-repeated="4"/>
        </table:table-row>
        <table:table-row table:style-name="ro1">
          <table:table-cell office:value-type="string">
            <text:p>32KB</text:p>
          </table:table-cell>
          <table:table-cell table:formula="of:=[.E142]/1024/1024" office:value-type="float" office:value="17690.9590781368">
            <text:p>17690.9590781368</text:p>
          </table:table-cell>
          <table:table-cell table:formula="of:=[.E145]/1024/1024" office:value-type="float" office:value="46349.5513329711">
            <text:p>46349.5513329711</text:p>
          </table:table-cell>
          <table:table-cell table:formula="of:=1024*1024/[.B157]/1000" office:value-type="float" office:value="0.0592718571881087">
            <text:p>0.0592718572</text:p>
          </table:table-cell>
          <table:table-cell table:formula="of:=1024*1024/[.C157]/1000" office:value-type="float" office:value="0.0226232179135268">
            <text:p>0.0226232179</text:p>
          </table:table-cell>
          <table:table-cell table:number-columns-repeated="4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_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6"/>
        </table:table-row>
      </table:table>
      <table:table table:name="Sheet1_2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34:Sheet1.F145" table:contains-header="false">
          <table:sort>
            <table:sort-by table:field-number="1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0/00/0000</text:date>, <text:time style:data-style-name="N2" text:time-value="0000-00-00T13:07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5T13:59:44</dc:date>
    <meta:generator>LibreOffice/3.6$Linux_X86_64 LibreOffice_project/360m1$Build-2</meta:generator>
    <meta:editing-duration>PT10H22M59S</meta:editing-duration>
    <meta:editing-cycles>7</meta:editing-cycles>
    <meta:document-statistic meta:table-count="3" meta:cell-count="27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Disk Benchmark Write</text:p>
        </chart:title>
        <chart:legend chart:legend-position="end" svg:x="12.777cm" svg:y="3.952cm" style:legend-expansion="high" chart:style-name="ch3"/>
        <chart:plot-area chart:style-name="ch4" table:cell-range-address="Sheet1.B2:Sheet1.B5 Sheet1.E1:Sheet1.F5" chart:data-source-has-labels="both" svg:x="1.331cm" svg:y="1.635cm" svg:width="10.806cm" svg:height="6.204cm">
          <chartooo:coordinate-region svg:x="2.323cm" svg:y="1.834cm" svg:width="9.468cm" svg:height="5.358cm"/>
          <chart:axis chart:dimension="x" chart:name="primary-x" chart:style-name="ch5" chartooo:axis-type="auto">
            <chartooo:date-scale/>
            <chart:title svg:x="5.936cm" svg:y="8.019cm" chart:style-name="ch6">
              <text:p>Block Size</text:p>
            </chart:title>
            <chart:categories table:cell-range-address="Sheet1.B2:Sheet1.B5"/>
          </chart:axis>
          <chart:axis chart:dimension="y" chart:name="primary-y" chart:style-name="ch5">
            <chart:title svg:x="0.451cm" svg:y="5.945cm" chart:style-name="ch7">
              <text:p>Speed (MB/sec)</text:p>
            </chart:title>
            <chart:grid chart:style-name="ch8" chart:class="major"/>
          </chart:axis>
          <chart:series chart:style-name="ch9" chart:values-cell-range-address="Sheet1.E2:Sheet1.E5" chart:label-cell-address="Sheet1.E1:Sheet1.E1" chart:class="chart:line">
            <chart:data-point chart:repeated="4"/>
          </chart:series>
          <chart:series chart:style-name="ch10" chart:values-cell-range-address="Sheet1.F2:Sheet1.F5" chart:label-cell-address="Sheet1.F1:Sheet1.F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Sheet1.E1:Sheet1.E1</svg:desc>
                </draw:g>
              </table:table-cell>
              <table:table-cell office:value-type="string">
                <text:p>Write-threa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B2:Sheet1.B5</svg:desc>
                </draw:g>
              </table:table-cell>
              <table:table-cell office:value-type="float" office:value="732.860790802597">
                <text:p>732.860790802597</text:p>
                <draw:g>
                  <svg:desc>Sheet1.E2:Sheet1.E5</svg:desc>
                </draw:g>
              </table:table-cell>
              <table:table-cell office:value-type="float" office:value="155.260974138283">
                <text:p>155.260974138283</text:p>
                <draw:g>
                  <svg:desc>Sheet1.F2:Sheet1.F5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1035.34217351081">
                <text:p>1035.34217351081</text:p>
              </table:table-cell>
              <table:table-cell office:value-type="float" office:value="382.699372264647">
                <text:p>382.699372264647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1031.49484151847">
                <text:p>1031.49484151847</text:p>
              </table:table-cell>
              <table:table-cell office:value-type="float" office:value="350.537213684439">
                <text:p>350.537213684439</text:p>
              </table:table-cell>
            </table:table-row>
            <table:table-row>
              <table:table-cell office:value-type="string">
                <text:p>1GB</text:p>
              </table:table-cell>
              <table:table-cell office:value-type="float" office:value="1197.44093774593">
                <text:p>1197.44093774593</text:p>
              </table:table-cell>
              <table:table-cell office:value-type="float" office:value="383.944016163143">
                <text:p>383.944016163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TCP Latency</text:p>
        </chart:title>
        <chart:legend chart:legend-position="end" svg:x="11.534cm" svg:y="3.952cm" style:legend-expansion="high" chart:style-name="ch3"/>
        <chart:plot-area chart:style-name="ch4" table:cell-range-address="Sheet1.A149:Sheet1.A152 Sheet1.D149:Sheet1.E152" chart:data-source-has-labels="both" svg:x="1.331cm" svg:y="1.635cm" svg:width="9.563cm" svg:height="6.204cm">
          <chartooo:coordinate-region svg:x="2.138cm" svg:y="1.834cm" svg:width="8.331cm" svg:height="5.358cm"/>
          <chart:axis chart:dimension="x" chart:name="primary-x" chart:style-name="ch5" chartooo:axis-type="auto">
            <chartooo:date-scale/>
            <chart:title svg:x="5.287cm" svg:y="8.019cm" chart:style-name="ch6">
              <text:p>Buffer Size</text:p>
            </chart:title>
            <chart:categories table:cell-range-address="Sheet1.A150:Sheet1.A152"/>
          </chart:axis>
          <chart:axis chart:dimension="y" chart:name="primary-y" chart:style-name="ch5">
            <chart:title svg:x="0.451cm" svg:y="5.707cm" chart:style-name="ch7">
              <text:p>Milliseconds</text:p>
            </chart:title>
            <chart:grid chart:style-name="ch8" chart:class="major"/>
          </chart:axis>
          <chart:series chart:style-name="ch9" chart:values-cell-range-address="Sheet1.D150:Sheet1.D152" chart:label-cell-address="Sheet1.D149:Sheet1.D149" chart:class="chart:line">
            <chart:data-point chart:repeated="3"/>
          </chart:series>
          <chart:series chart:style-name="ch10" chart:values-cell-range-address="Sheet1.E150:Sheet1.E152" chart:label-cell-address="Sheet1.E149:Sheet1.E149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TCP</text:p>
                <draw:g>
                  <svg:desc>Sheet1.D149:Sheet1.D149</svg:desc>
                </draw:g>
              </table:table-cell>
              <table:table-cell office:value-type="string">
                <text:p>Latency TCP Thread</text:p>
                <draw:g>
                  <svg:desc>Sheet1.E149:Sheet1.E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150:Sheet1.A152</svg:desc>
                </draw:g>
              </table:table-cell>
              <table:table-cell office:value-type="float" office:value="44.1599906641265">
                <text:p>44.1599906641265</text:p>
                <draw:g>
                  <svg:desc>Sheet1.D150:Sheet1.D152</svg:desc>
                </draw:g>
              </table:table-cell>
              <table:table-cell office:value-type="float" office:value="469.846756544583">
                <text:p>469.846756544583</text:p>
                <draw:g>
                  <svg:desc>Sheet1.E150:Sheet1.E152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131023915246729">
                <text:p>0.131023915246729</text:p>
              </table:table-cell>
              <table:table-cell office:value-type="float" office:value="0.78644041613832">
                <text:p>0.78644041613832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0.0653203958538452">
                <text:p>0.0653203958538452</text:p>
              </table:table-cell>
              <table:table-cell office:value-type="float" office:value="0.0776905476558776">
                <text:p>0.07769054765587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Latency UDP</text:p>
        </chart:title>
        <chart:legend chart:legend-position="end" svg:x="11.481cm" svg:y="3.952cm" style:legend-expansion="high" chart:style-name="ch3"/>
        <chart:plot-area chart:style-name="ch4" table:cell-range-address="Sheet1.A154:Sheet1.A157 Sheet1.D154:Sheet1.E157" chart:data-source-has-labels="both" svg:x="1.331cm" svg:y="1.635cm" svg:width="9.51cm" svg:height="6.204cm">
          <chartooo:coordinate-region svg:x="2.138cm" svg:y="1.834cm" svg:width="8.278cm" svg:height="5.358cm"/>
          <chart:axis chart:dimension="x" chart:name="primary-x" chart:style-name="ch5" chartooo:axis-type="auto">
            <chartooo:date-scale/>
            <chart:title svg:x="5.261cm" svg:y="8.019cm" chart:style-name="ch6">
              <text:p>Buffer Size</text:p>
            </chart:title>
            <chart:categories table:cell-range-address="Sheet1.A155:Sheet1.A157"/>
          </chart:axis>
          <chart:axis chart:dimension="y" chart:name="primary-y" chart:style-name="ch5">
            <chart:title svg:x="0.451cm" svg:y="5.707cm" chart:style-name="ch7">
              <text:p>Milliseconds</text:p>
            </chart:title>
            <chart:grid chart:style-name="ch8" chart:class="major"/>
          </chart:axis>
          <chart:series chart:style-name="ch9" chart:values-cell-range-address="Sheet1.D155:Sheet1.D157" chart:label-cell-address="Sheet1.D154:Sheet1.D154" chart:class="chart:line">
            <chart:data-point chart:repeated="3"/>
          </chart:series>
          <chart:series chart:style-name="ch10" chart:values-cell-range-address="Sheet1.E155:Sheet1.E157" chart:label-cell-address="Sheet1.E154:Sheet1.E15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UDP</text:p>
                <draw:g>
                  <svg:desc>Sheet1.D154:Sheet1.D154</svg:desc>
                </draw:g>
              </table:table-cell>
              <table:table-cell office:value-type="string">
                <text:p>Latency Thread UDP</text:p>
                <draw:g>
                  <svg:desc>Sheet1.E154:Sheet1.E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155:Sheet1.A157</svg:desc>
                </draw:g>
              </table:table-cell>
              <table:table-cell office:value-type="float" office:value="266.434466333005">
                <text:p>266.434466333005</text:p>
                <draw:g>
                  <svg:desc>Sheet1.D155:Sheet1.D157</svg:desc>
                </draw:g>
              </table:table-cell>
              <table:table-cell office:value-type="float" office:value="186.968100154854">
                <text:p>186.968100154854</text:p>
                <draw:g>
                  <svg:desc>Sheet1.E155:Sheet1.E15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345187955771818">
                <text:p>0.345187955771818</text:p>
              </table:table-cell>
              <table:table-cell office:value-type="float" office:value="0.208630051318653">
                <text:p>0.208630051318653</text:p>
              </table:table-cell>
            </table:table-row>
            <table:table-row>
              <table:table-cell office:value-type="string">
                <text:p>32KB</text:p>
              </table:table-cell>
              <table:table-cell office:value-type="float" office:value="0.0592718571881087">
                <text:p>0.0592718571881087</text:p>
              </table:table-cell>
              <table:table-cell office:value-type="float" office:value="0.0226232179135268">
                <text:p>0.02262321791352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Disk Benchmark Read</text:p>
        </chart:title>
        <chart:legend chart:legend-position="end" svg:x="12.063cm" svg:y="3.952cm" style:legend-expansion="high" chart:style-name="ch3"/>
        <chart:plot-area chart:style-name="ch4" table:cell-range-address="Sheet1.B1:Sheet1.D5" chart:data-source-has-labels="both" svg:x="1.331cm" svg:y="1.635cm" svg:width="10.092cm" svg:height="6.204cm">
          <chartooo:coordinate-region svg:x="2.323cm" svg:y="1.834cm" svg:width="8.754cm" svg:height="5.358cm"/>
          <chart:axis chart:dimension="x" chart:name="primary-x" chart:style-name="ch5" chartooo:axis-type="auto">
            <chartooo:date-scale/>
            <chart:title svg:x="5.579cm" svg:y="8.019cm" chart:style-name="ch6">
              <text:p>Block Size</text:p>
            </chart:title>
            <chart:categories table:cell-range-address="Sheet1.B2:Sheet1.B5"/>
          </chart:axis>
          <chart:axis chart:dimension="y" chart:name="primary-y" chart:style-name="ch5">
            <chart:title svg:x="0.451cm" svg:y="5.945cm" chart:style-name="ch7">
              <text:p>Speed (MB/sec)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-One thread</text:p>
                <draw:g>
                  <svg:desc>Sheet1.C1:Sheet1.C1</svg:desc>
                </draw:g>
              </table:table-cell>
              <table:table-cell office:value-type="string">
                <text:p>Read-Threa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B2:Sheet1.B5</svg:desc>
                </draw:g>
              </table:table-cell>
              <table:table-cell office:value-type="float" office:value="1531.13939798111">
                <text:p>1531.13939798111</text:p>
                <draw:g>
                  <svg:desc>Sheet1.C2:Sheet1.C5</svg:desc>
                </draw:g>
              </table:table-cell>
              <table:table-cell office:value-type="float" office:value="1921.46391532048">
                <text:p>1921.46391532048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1466.91630984596">
                <text:p>1466.91630984596</text:p>
              </table:table-cell>
              <table:table-cell office:value-type="float" office:value="1843.05587303073">
                <text:p>1843.05587303073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1500.31134390681">
                <text:p>1500.31134390681</text:p>
              </table:table-cell>
              <table:table-cell office:value-type="float" office:value="1866.4639803438">
                <text:p>1866.4639803438</text:p>
              </table:table-cell>
            </table:table-row>
            <table:table-row>
              <table:table-cell office:value-type="string">
                <text:p>1GB</text:p>
              </table:table-cell>
              <table:table-cell office:value-type="float" office:value="1491.60028025771">
                <text:p>1491.60028025771</text:p>
              </table:table-cell>
              <table:table-cell office:value-type="float" office:value="1693.87508663741">
                <text:p>1693.87508663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72cm" svg:y="0.316cm" chart:style-name="ch2">
          <text:p>Memory Benchmark</text:p>
        </chart:title>
        <chart:legend chart:legend-position="end" svg:x="11.402cm" svg:y="2.956cm" style:legend-expansion="high" chart:style-name="ch3"/>
        <chart:plot-area chart:style-name="ch4" table:cell-range-address="Sheet1.C37:Sheet1.I40" chart:data-source-has-labels="both" svg:x="1.331cm" svg:y="1.635cm" svg:width="9.431cm" svg:height="6.204cm">
          <chartooo:coordinate-region svg:x="2.323cm" svg:y="1.834cm" svg:width="8.08cm" svg:height="5.358cm"/>
          <chart:axis chart:dimension="x" chart:name="primary-x" chart:style-name="ch5" chartooo:axis-type="auto">
            <chartooo:date-scale/>
            <chart:title svg:x="5.248cm" svg:y="8.019cm" chart:style-name="ch6">
              <text:p>Block Size</text:p>
            </chart:title>
            <chart:categories table:cell-range-address="Sheet1.C38:Sheet1.C40"/>
          </chart:axis>
          <chart:axis chart:dimension="y" chart:name="primary-y" chart:style-name="ch5">
            <chart:title svg:x="0.451cm" svg:y="5.323cm" chart:style-name="ch7">
              <text:p>MB/sec</text:p>
            </chart:title>
            <chart:grid chart:style-name="ch8" chart:class="major"/>
          </chart:axis>
          <chart:series chart:style-name="ch9" chart:values-cell-range-address="Sheet1.D38:Sheet1.D40" chart:label-cell-address="Sheet1.D37:Sheet1.D37" chart:class="chart:line">
            <chart:data-point chart:repeated="3"/>
          </chart:series>
          <chart:series chart:style-name="ch10" chart:values-cell-range-address="Sheet1.E38:Sheet1.E40" chart:label-cell-address="Sheet1.E37:Sheet1.E37" chart:class="chart:line">
            <chart:data-point chart:repeated="3"/>
          </chart:series>
          <chart:series chart:style-name="ch11" chart:values-cell-range-address="Sheet1.F38:Sheet1.F40" chart:label-cell-address="Sheet1.F37:Sheet1.F37" chart:class="chart:line">
            <chart:data-point chart:repeated="3"/>
          </chart:series>
          <chart:series chart:style-name="ch12" chart:values-cell-range-address="Sheet1.G38:Sheet1.G40" chart:label-cell-address="Sheet1.G37:Sheet1.G37" chart:class="chart:line">
            <chart:data-point chart:repeated="3"/>
          </chart:series>
          <chart:series chart:style-name="ch13" chart:values-cell-range-address="Sheet1.H38:Sheet1.H40" chart:label-cell-address="Sheet1.H37:Sheet1.H37" chart:class="chart:line">
            <chart:data-point chart:repeated="3"/>
          </chart:series>
          <chart:series chart:style-name="ch14" chart:values-cell-range-address="Sheet1.I38:Sheet1.I40" chart:label-cell-address="Sheet1.I37:Sheet1.I37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D37:Sheet1.D37</svg:desc>
                </draw:g>
              </table:table-cell>
              <table:table-cell office:value-type="string">
                <text:p>Sequential (threaded)</text:p>
                <draw:g>
                  <svg:desc>Sheet1.E37:Sheet1.E37</svg:desc>
                </draw:g>
              </table:table-cell>
              <table:table-cell office:value-type="string">
                <text:p>Random</text:p>
                <draw:g>
                  <svg:desc>Sheet1.F37:Sheet1.F37</svg:desc>
                </draw:g>
              </table:table-cell>
              <table:table-cell office:value-type="string">
                <text:p>Random (threaded)</text:p>
                <draw:g>
                  <svg:desc>Sheet1.G37:Sheet1.G37</svg:desc>
                </draw:g>
              </table:table-cell>
              <table:table-cell office:value-type="string">
                <text:p>Memcpy</text:p>
                <draw:g>
                  <svg:desc>Sheet1.H37:Sheet1.H37</svg:desc>
                </draw:g>
              </table:table-cell>
              <table:table-cell office:value-type="string">
                <text:p>Memcpy (threaded)</text:p>
                <draw:g>
                  <svg:desc>Sheet1.I37:Sheet1.I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C38:Sheet1.C40</svg:desc>
                </draw:g>
              </table:table-cell>
              <table:table-cell office:value-type="float" office:value="105.085998">
                <text:p>105.085998</text:p>
                <draw:g>
                  <svg:desc>Sheet1.D38:Sheet1.D40</svg:desc>
                </draw:g>
              </table:table-cell>
              <table:table-cell office:value-type="float" office:value="184.537755">
                <text:p>184.537755</text:p>
                <draw:g>
                  <svg:desc>Sheet1.E38:Sheet1.E40</svg:desc>
                </draw:g>
              </table:table-cell>
              <table:table-cell office:value-type="float" office:value="43.241198">
                <text:p>43.241198</text:p>
                <draw:g>
                  <svg:desc>Sheet1.F38:Sheet1.F40</svg:desc>
                </draw:g>
              </table:table-cell>
              <table:table-cell office:value-type="float" office:value="17.85525">
                <text:p>17.85525</text:p>
                <draw:g>
                  <svg:desc>Sheet1.G38:Sheet1.G40</svg:desc>
                </draw:g>
              </table:table-cell>
              <table:table-cell office:value-type="float" office:value="16.273393">
                <text:p>16.273393</text:p>
                <draw:g>
                  <svg:desc>Sheet1.H38:Sheet1.H40</svg:desc>
                </draw:g>
              </table:table-cell>
              <table:table-cell office:value-type="float" office:value="21.971986">
                <text:p>21.971986</text:p>
                <draw:g>
                  <svg:desc>Sheet1.I38:Sheet1.I40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94.731311">
                <text:p>94.731311</text:p>
              </table:table-cell>
              <table:table-cell office:value-type="float" office:value="182.74619">
                <text:p>182.74619</text:p>
              </table:table-cell>
              <table:table-cell office:value-type="float" office:value="45.775756">
                <text:p>45.775756</text:p>
              </table:table-cell>
              <table:table-cell office:value-type="float" office:value="12.108502">
                <text:p>12.108502</text:p>
              </table:table-cell>
              <table:table-cell office:value-type="float" office:value="4089.456869">
                <text:p>4089.456869</text:p>
              </table:table-cell>
              <table:table-cell office:value-type="float" office:value="7780.415994">
                <text:p>7780.415994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85.508912">
                <text:p>85.508912</text:p>
              </table:table-cell>
              <table:table-cell office:value-type="float" office:value="197.477533">
                <text:p>197.477533</text:p>
              </table:table-cell>
              <table:table-cell office:value-type="float" office:value="41.957996">
                <text:p>41.957996</text:p>
              </table:table-cell>
              <table:table-cell office:value-type="float" office:value="3.406231">
                <text:p>3.406231</text:p>
              </table:table-cell>
              <table:table-cell office:value-type="float" office:value="3928.477298">
                <text:p>3928.477298</text:p>
              </table:table-cell>
              <table:table-cell office:value-type="float" office:value="5883.149813">
                <text:p>5883.1498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6cm" chart:style-name="ch2">
          <text:p>Cpu Benchmarks</text:p>
        </chart:title>
        <chart:legend chart:legend-position="end" svg:x="13.254cm" svg:y="3.952cm" style:legend-expansion="high" chart:style-name="ch3"/>
        <chart:plot-area chart:style-name="ch4" table:cell-range-address="Sheet1.B106:Sheet1.D109" chart:data-source-has-labels="both" svg:x="1.331cm" svg:y="1.635cm" svg:width="11.283cm" svg:height="6.204cm">
          <chartooo:coordinate-region svg:x="2.058cm" svg:y="1.834cm" svg:width="10.462cm" svg:height="5.358cm"/>
          <chart:axis chart:dimension="x" chart:name="primary-x" chart:style-name="ch5" chartooo:axis-type="auto">
            <chartooo:date-scale/>
            <chart:title svg:x="6.306cm" svg:y="8.019cm" chart:style-name="ch6">
              <text:p>Threads</text:p>
            </chart:title>
            <chart:categories table:cell-range-address="Sheet1.B107:Sheet1.B109"/>
          </chart:axis>
          <chart:axis chart:dimension="y" chart:name="primary-y" chart:style-name="ch5">
            <chart:title svg:x="0.451cm" svg:y="6.197cm" chart:style-name="ch7">
              <text:p>Operations/Second</text:p>
            </chart:title>
            <chart:grid chart:style-name="ch8" chart:class="major"/>
          </chart:axis>
          <chart:series chart:style-name="ch9" chart:values-cell-range-address="Sheet1.C107:Sheet1.C109" chart:label-cell-address="Sheet1.C106:Sheet1.C106" chart:class="chart:line">
            <chart:data-point chart:repeated="3"/>
          </chart:series>
          <chart:series chart:style-name="ch10" chart:values-cell-range-address="Sheet1.D107:Sheet1.D109" chart:label-cell-address="Sheet1.D106:Sheet1.D10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  <draw:g>
                  <svg:desc>Sheet1.C106:Sheet1.C106</svg:desc>
                </draw:g>
              </table:table-cell>
              <table:table-cell office:value-type="string">
                <text:p>GIOPS</text:p>
                <draw:g>
                  <svg:desc>Sheet1.D106:Sheet1.D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07:Sheet1.B109</svg:desc>
                </draw:g>
              </table:table-cell>
              <table:table-cell office:value-type="float" office:value="0.278904">
                <text:p>0.278904</text:p>
                <draw:g>
                  <svg:desc>Sheet1.C107:Sheet1.C109</svg:desc>
                </draw:g>
              </table:table-cell>
              <table:table-cell office:value-type="float" office:value="0.487803">
                <text:p>0.487803</text:p>
                <draw:g>
                  <svg:desc>Sheet1.D107:Sheet1.D10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62017">
                <text:p>0.562017</text:p>
              </table:table-cell>
              <table:table-cell office:value-type="float" office:value="1.007019">
                <text:p>1.0070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89852">
                <text:p>0.989852</text:p>
              </table:table-cell>
              <table:table-cell office:value-type="float" office:value="1.775632">
                <text:p>1.7756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TCP Benchmarks</text:p>
        </chart:title>
        <chart:legend chart:legend-position="end" svg:x="12.301cm" svg:y="3.952cm" style:legend-expansion="high" chart:style-name="ch3"/>
        <chart:plot-area chart:style-name="ch4" table:cell-range-address="Sheet1.A149:Sheet1.C152" chart:data-source-has-labels="both" svg:x="1.331cm" svg:y="1.635cm" svg:width="10.33cm" svg:height="6.204cm">
          <chartooo:coordinate-region svg:x="2.508cm" svg:y="1.834cm" svg:width="8.728cm" svg:height="5.358cm"/>
          <chart:axis chart:dimension="x" chart:name="primary-x" chart:style-name="ch5" chartooo:axis-type="auto">
            <chartooo:date-scale/>
            <chart:title svg:x="5.671cm" svg:y="8.019cm" chart:style-name="ch6">
              <text:p>Buffer Size</text:p>
            </chart:title>
            <chart:categories table:cell-range-address="Sheet1.A150:Sheet1.A152"/>
          </chart:axis>
          <chart:axis chart:dimension="y" chart:name="primary-y" chart:style-name="ch5">
            <chart:title svg:x="0.451cm" svg:y="5.667cm" chart:style-name="ch7">
              <text:p>Mbit/second</text:p>
            </chart:title>
            <chart:grid chart:style-name="ch8" chart:class="major"/>
          </chart:axis>
          <chart:series chart:style-name="ch9" chart:values-cell-range-address="Sheet1.B150:Sheet1.B152" chart:label-cell-address="Sheet1.B149:Sheet1.B149" chart:class="chart:line">
            <chart:data-point chart:repeated="3"/>
          </chart:series>
          <chart:series chart:style-name="ch10" chart:values-cell-range-address="Sheet1.C150:Sheet1.C152" chart:label-cell-address="Sheet1.C149:Sheet1.C149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</text:p>
                <draw:g>
                  <svg:desc>Sheet1.B149:Sheet1.B149</svg:desc>
                </draw:g>
              </table:table-cell>
              <table:table-cell office:value-type="string">
                <text:p>Transfer Thread</text:p>
                <draw:g>
                  <svg:desc>Sheet1.C149:Sheet1.C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150:Sheet1.A152</svg:desc>
                </draw:g>
              </table:table-cell>
              <table:table-cell office:value-type="float" office:value="23.7449325561523">
                <text:p>23.7449325561523</text:p>
                <draw:g>
                  <svg:desc>Sheet1.B150:Sheet1.B152</svg:desc>
                </draw:g>
              </table:table-cell>
              <table:table-cell office:value-type="float" office:value="2.23174042471123">
                <text:p>2.23174042471123</text:p>
                <draw:g>
                  <svg:desc>Sheet1.C150:Sheet1.C152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8002.9359375">
                <text:p>8002.9359375</text:p>
              </table:table-cell>
              <table:table-cell office:value-type="float" office:value="1333.31906458833">
                <text:p>1333.31906458833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16052.8114732525">
                <text:p>16052.8114732525</text:p>
              </table:table-cell>
              <table:table-cell office:value-type="float" office:value="13496.8285285433">
                <text:p>13496.82852854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UDP Benchmarks</text:p>
        </chart:title>
        <chart:legend chart:legend-position="end" svg:x="11.375cm" svg:y="3.952cm" style:legend-expansion="high" chart:style-name="ch3"/>
        <chart:plot-area chart:style-name="ch4" table:cell-range-address="Sheet1.A154:Sheet1.C157" chart:data-source-has-labels="both" svg:x="1.331cm" svg:y="1.635cm" svg:width="9.404cm" svg:height="6.204cm">
          <chartooo:coordinate-region svg:x="2.508cm" svg:y="1.834cm" svg:width="7.802cm" svg:height="5.358cm"/>
          <chart:axis chart:dimension="x" chart:name="primary-x" chart:style-name="ch5" chartooo:axis-type="auto">
            <chartooo:date-scale/>
            <chart:title svg:x="5.208cm" svg:y="8.019cm" chart:style-name="ch6">
              <text:p>Buffer Size</text:p>
            </chart:title>
            <chart:categories table:cell-range-address="Sheet1.A155:Sheet1.A157"/>
          </chart:axis>
          <chart:axis chart:dimension="y" chart:name="primary-y" chart:style-name="ch5">
            <chart:title svg:x="0.451cm" svg:y="5.76cm" chart:style-name="ch7">
              <text:p>Mbits/second</text:p>
            </chart:title>
            <chart:grid chart:style-name="ch8" chart:class="major"/>
          </chart:axis>
          <chart:series chart:style-name="ch9" chart:values-cell-range-address="Sheet1.B155:Sheet1.B157" chart:label-cell-address="Sheet1.B154:Sheet1.B154" chart:class="chart:line">
            <chart:data-point chart:repeated="3"/>
          </chart:series>
          <chart:series chart:style-name="ch10" chart:values-cell-range-address="Sheet1.C155:Sheet1.C157" chart:label-cell-address="Sheet1.C154:Sheet1.C15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(UDP)</text:p>
                <draw:g>
                  <svg:desc>Sheet1.B154:Sheet1.B154</svg:desc>
                </draw:g>
              </table:table-cell>
              <table:table-cell office:value-type="string">
                <text:p>Transfer Thread(UDP)</text:p>
                <draw:g>
                  <svg:desc>Sheet1.C154:Sheet1.C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155:Sheet1.A157</svg:desc>
                </draw:g>
              </table:table-cell>
              <table:table-cell office:value-type="float" office:value="3.93558691723251">
                <text:p>3.93558691723251</text:p>
                <draw:g>
                  <svg:desc>Sheet1.B155:Sheet1.B157</svg:desc>
                </draw:g>
              </table:table-cell>
              <table:table-cell office:value-type="float" office:value="5.60831499668407">
                <text:p>5.60831499668407</text:p>
                <draw:g>
                  <svg:desc>Sheet1.C155:Sheet1.C15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3037.69578998042">
                <text:p>3037.69578998042</text:p>
              </table:table-cell>
              <table:table-cell office:value-type="float" office:value="5026.00652864935">
                <text:p>5026.00652864935</text:p>
              </table:table-cell>
            </table:table-row>
            <table:table-row>
              <table:table-cell office:value-type="string">
                <text:p>32KB</text:p>
              </table:table-cell>
              <table:table-cell office:value-type="float" office:value="17690.9590781368">
                <text:p>17690.9590781368</text:p>
              </table:table-cell>
              <table:table-cell office:value-type="float" office:value="46349.5513329711">
                <text:p>46349.55133297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